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b2c1" officeooo:paragraph-rsid="0000b2c1"/>
    </style:style>
    <style:style style:name="P2" style:family="paragraph" style:parent-style-name="Standard" style:list-style-name="L1">
      <style:text-properties officeooo:rsid="0000b2c1" officeooo:paragraph-rsid="0000b2c1"/>
    </style:style>
    <style:style style:name="P3" style:family="paragraph" style:parent-style-name="Standard" style:list-style-name="L2">
      <style:text-properties officeooo:rsid="0000b2c1" officeooo:paragraph-rsid="0000b2c1"/>
    </style:style>
    <style:style style:name="P4" style:family="paragraph" style:parent-style-name="Standard" style:list-style-name="L2">
      <style:text-properties officeooo:paragraph-rsid="0000b2c1"/>
    </style:style>
    <style:style style:name="P5" style:family="paragraph" style:parent-style-name="Standard" style:list-style-name="L2">
      <style:text-properties officeooo:rsid="00018c56" officeooo:paragraph-rsid="00018c56"/>
    </style:style>
    <style:style style:name="P6" style:family="paragraph" style:parent-style-name="Standard" style:list-style-name="L2">
      <style:text-properties officeooo:rsid="00020358" officeooo:paragraph-rsid="00020358"/>
    </style:style>
    <style:style style:name="P7" style:family="paragraph" style:parent-style-name="Standard">
      <style:text-properties officeooo:rsid="00020358" officeooo:paragraph-rsid="00020358"/>
    </style:style>
    <style:style style:name="P8" style:family="paragraph" style:parent-style-name="Standard" style:list-style-name="L3">
      <style:text-properties officeooo:rsid="00020358" officeooo:paragraph-rsid="00020358"/>
    </style:style>
    <style:style style:name="P9" style:family="paragraph" style:parent-style-name="Standard" style:list-style-name="L3">
      <style:text-properties officeooo:rsid="00020358" officeooo:paragraph-rsid="00039f6d"/>
    </style:style>
    <style:style style:name="P10" style:family="paragraph" style:parent-style-name="Standard">
      <style:text-properties officeooo:rsid="00020358" officeooo:paragraph-rsid="00039f6d"/>
    </style:style>
    <style:style style:name="P11" style:family="paragraph" style:parent-style-name="Standard" style:list-style-name="L4">
      <style:text-properties officeooo:rsid="00020358" officeooo:paragraph-rsid="00039f6d"/>
    </style:style>
    <style:style style:name="P12" style:family="paragraph" style:parent-style-name="Standard" style:list-style-name="L3">
      <style:text-properties officeooo:paragraph-rsid="00039f6d"/>
    </style:style>
    <style:style style:name="P13" style:family="paragraph" style:parent-style-name="Standard" style:list-style-name="L4">
      <style:text-properties officeooo:rsid="00039f6d" officeooo:paragraph-rsid="00039f6d"/>
    </style:style>
    <style:style style:name="P14" style:family="paragraph" style:parent-style-name="Standard">
      <style:text-properties officeooo:rsid="00039f6d" officeooo:paragraph-rsid="00039f6d"/>
    </style:style>
    <style:style style:name="P15" style:family="paragraph" style:parent-style-name="Standard">
      <style:text-properties officeooo:rsid="000508a6" officeooo:paragraph-rsid="000508a6"/>
    </style:style>
    <style:style style:name="P16" style:family="paragraph" style:parent-style-name="Standard" style:list-style-name="L5">
      <style:text-properties officeooo:rsid="000508a6" officeooo:paragraph-rsid="000508a6"/>
    </style:style>
    <style:style style:name="P17" style:family="paragraph" style:parent-style-name="Standard" style:list-style-name="L5">
      <style:text-properties officeooo:rsid="000581ad" officeooo:paragraph-rsid="000581ad"/>
    </style:style>
    <style:style style:name="P18" style:family="paragraph" style:parent-style-name="Standard">
      <style:text-properties officeooo:rsid="000581ad" officeooo:paragraph-rsid="000581ad"/>
    </style:style>
    <style:style style:name="P19" style:family="paragraph" style:parent-style-name="Standard" style:list-style-name="L6">
      <style:text-properties officeooo:rsid="000581ad" officeooo:paragraph-rsid="000581ad"/>
    </style:style>
    <style:style style:name="P20" style:family="paragraph" style:parent-style-name="Standard" style:list-style-name="L6">
      <style:text-properties officeooo:rsid="000581ad" officeooo:paragraph-rsid="000680fc"/>
    </style:style>
    <style:style style:name="P21" style:family="paragraph" style:parent-style-name="Standard" style:list-style-name="L6">
      <style:text-properties officeooo:rsid="000581ad" officeooo:paragraph-rsid="00084a57"/>
    </style:style>
    <style:style style:name="P22" style:family="paragraph" style:parent-style-name="Standard" style:list-style-name="L6">
      <style:text-properties officeooo:paragraph-rsid="000680fc"/>
    </style:style>
    <style:style style:name="P23" style:family="paragraph" style:parent-style-name="Standard">
      <style:text-properties officeooo:paragraph-rsid="000680fc"/>
    </style:style>
    <style:style style:name="P24" style:family="paragraph" style:parent-style-name="Standard">
      <style:text-properties officeooo:rsid="00084a57" officeooo:paragraph-rsid="00084a57"/>
    </style:style>
    <style:style style:name="P25" style:family="paragraph" style:parent-style-name="Standard" style:list-style-name="L7">
      <style:text-properties officeooo:rsid="00084a57" officeooo:paragraph-rsid="0008c40d"/>
    </style:style>
    <style:style style:name="P26" style:family="paragraph" style:parent-style-name="Standard" style:list-style-name="L7">
      <style:text-properties officeooo:rsid="0008c40d" officeooo:paragraph-rsid="0008c40d"/>
    </style:style>
    <style:style style:name="P27" style:family="paragraph" style:parent-style-name="Standard" style:list-style-name="L7">
      <style:text-properties officeooo:rsid="0008c40d" officeooo:paragraph-rsid="000a3f21"/>
    </style:style>
    <style:style style:name="P28" style:family="paragraph" style:parent-style-name="Standard">
      <style:text-properties officeooo:rsid="0008c40d" officeooo:paragraph-rsid="000a3f21"/>
    </style:style>
    <style:style style:name="P29" style:family="paragraph" style:parent-style-name="Standard">
      <style:text-properties officeooo:rsid="000a3f21" officeooo:paragraph-rsid="000a3f21"/>
    </style:style>
    <style:style style:name="P30" style:family="paragraph" style:parent-style-name="Standard" style:list-style-name="L8">
      <style:text-properties officeooo:rsid="000a3f21" officeooo:paragraph-rsid="000a3f21"/>
    </style:style>
    <style:style style:name="P31" style:family="paragraph" style:parent-style-name="Standard" style:list-style-name="L9">
      <style:text-properties officeooo:rsid="000a3f21" officeooo:paragraph-rsid="000a3f21"/>
    </style:style>
    <style:style style:name="P32" style:family="paragraph" style:parent-style-name="Standard" style:list-style-name="L10">
      <style:text-properties officeooo:rsid="000a3f21" officeooo:paragraph-rsid="000a3f21"/>
    </style:style>
    <style:style style:name="P33" style:family="paragraph" style:parent-style-name="Standard">
      <style:text-properties officeooo:paragraph-rsid="000a3f21"/>
    </style:style>
    <style:style style:name="P34" style:family="paragraph" style:parent-style-name="Standard" style:list-style-name="L10">
      <style:text-properties officeooo:paragraph-rsid="000a3f21"/>
    </style:style>
    <style:style style:name="P35" style:family="paragraph" style:parent-style-name="Standard" style:list-style-name="L11">
      <style:text-properties officeooo:paragraph-rsid="000a3f21"/>
    </style:style>
    <style:style style:name="P36" style:family="paragraph" style:parent-style-name="Standard" style:list-style-name="L11">
      <style:text-properties officeooo:rsid="000aad82" officeooo:paragraph-rsid="000aad82"/>
    </style:style>
    <style:style style:name="P37" style:family="paragraph" style:parent-style-name="Standard">
      <style:text-properties officeooo:rsid="000aad82" officeooo:paragraph-rsid="000aad82"/>
    </style:style>
    <style:style style:name="P38" style:family="paragraph" style:parent-style-name="Standard" style:list-style-name="L12">
      <style:text-properties officeooo:rsid="000aad82" officeooo:paragraph-rsid="000aad82"/>
    </style:style>
    <style:style style:name="P39" style:family="paragraph" style:parent-style-name="Standard" style:list-style-name="L12">
      <style:text-properties officeooo:rsid="000aad82" officeooo:paragraph-rsid="000bbd61"/>
    </style:style>
    <style:style style:name="P40" style:family="paragraph" style:parent-style-name="Standard" style:list-style-name="L13">
      <style:text-properties officeooo:rsid="000aad82" officeooo:paragraph-rsid="000aad82"/>
    </style:style>
    <style:style style:name="P41" style:family="paragraph" style:parent-style-name="Standard" style:list-style-name="L13">
      <style:text-properties officeooo:rsid="000aad82" officeooo:paragraph-rsid="000bbd61"/>
    </style:style>
    <style:style style:name="P42" style:family="paragraph" style:parent-style-name="Standard">
      <style:text-properties officeooo:rsid="000aad82" officeooo:paragraph-rsid="000bbd61"/>
    </style:style>
    <style:style style:name="P43" style:family="paragraph" style:parent-style-name="Standard" style:list-style-name="L14">
      <style:text-properties officeooo:rsid="000aad82" officeooo:paragraph-rsid="000bbd61"/>
    </style:style>
    <style:style style:name="P44" style:family="paragraph" style:parent-style-name="Standard" style:list-style-name="L12">
      <style:text-properties officeooo:rsid="000bbd61" officeooo:paragraph-rsid="000bbd61"/>
    </style:style>
    <style:style style:name="P45" style:family="paragraph" style:parent-style-name="Standard" style:list-style-name="L14">
      <style:text-properties officeooo:rsid="000bda47" officeooo:paragraph-rsid="000bda47"/>
    </style:style>
    <style:style style:name="P46" style:family="paragraph" style:parent-style-name="Standard">
      <style:text-properties officeooo:rsid="000bda47" officeooo:paragraph-rsid="000bda47"/>
    </style:style>
    <style:style style:name="P47" style:family="paragraph" style:parent-style-name="Standard" style:list-style-name="L15">
      <style:text-properties officeooo:rsid="000bda47" officeooo:paragraph-rsid="000bda47"/>
    </style:style>
    <style:style style:name="P48" style:family="paragraph" style:parent-style-name="Standard" style:list-style-name="L17">
      <style:text-properties officeooo:rsid="000bda47" officeooo:paragraph-rsid="000bda47"/>
    </style:style>
    <style:style style:name="P49" style:family="paragraph" style:parent-style-name="Standard" style:list-style-name="L18">
      <style:text-properties officeooo:rsid="000bda47" officeooo:paragraph-rsid="000bda47"/>
    </style:style>
    <style:style style:name="P50" style:family="paragraph" style:parent-style-name="Standard" style:list-style-name="L19">
      <style:text-properties officeooo:rsid="000bda47" officeooo:paragraph-rsid="000bda47"/>
    </style:style>
    <style:style style:name="P51" style:family="paragraph" style:parent-style-name="Standard" style:list-style-name="L15">
      <style:text-properties officeooo:paragraph-rsid="000bda47"/>
    </style:style>
    <style:style style:name="P52" style:family="paragraph" style:parent-style-name="Standard">
      <style:text-properties officeooo:paragraph-rsid="000bda47"/>
    </style:style>
    <style:style style:name="P53" style:family="paragraph" style:parent-style-name="Standard" style:list-style-name="L17">
      <style:text-properties officeooo:paragraph-rsid="000bda47"/>
    </style:style>
    <style:style style:name="P54" style:family="paragraph" style:parent-style-name="Standard" style:list-style-name="L18">
      <style:text-properties officeooo:paragraph-rsid="000bda47"/>
    </style:style>
    <style:style style:name="T1" style:family="text">
      <style:text-properties officeooo:rsid="0000b2c1"/>
    </style:style>
    <style:style style:name="T2" style:family="text">
      <style:text-properties officeooo:rsid="00018c56"/>
    </style:style>
    <style:style style:name="T3" style:family="text">
      <style:text-properties officeooo:rsid="00020358"/>
    </style:style>
    <style:style style:name="T4" style:family="text">
      <style:text-properties officeooo:rsid="00039f6d"/>
    </style:style>
    <style:style style:name="T5" style:family="text">
      <style:text-properties officeooo:rsid="000581ad"/>
    </style:style>
    <style:style style:name="T6" style:family="text">
      <style:text-properties officeooo:rsid="000680fc"/>
    </style:style>
    <style:style style:name="T7" style:family="text">
      <style:text-properties officeooo:rsid="00084a57"/>
    </style:style>
    <style:style style:name="T8" style:family="text">
      <style:text-properties fo:font-style="italic" style:font-style-asian="italic" style:font-style-complex="italic"/>
    </style:style>
    <style:style style:name="T9" style:family="text">
      <style:text-properties officeooo:rsid="000a3f21"/>
    </style:style>
    <style:style style:name="T10" style:family="text">
      <style:text-properties officeooo:rsid="000aad82"/>
    </style:style>
    <style:style style:name="T11" style:family="text">
      <style:text-properties officeooo:rsid="000bbd61"/>
    </style:style>
    <style:style style:name="T12" style:family="text">
      <style:text-properties officeooo:rsid="000bda4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dule 3: Project Scope, Planning, and Time Management</text:p>
      <text:p text:style-name="P1">8/14</text:p>
      <text:p text:style-name="P1"/>
      <text:p text:style-name="P1">Learning Objectives</text:p>
      <text:p text:style-name="P1"><text:tab/>1. Assess elements of effective scope statements for project management plans</text:p>
      <text:p text:style-name="P1"><text:tab/>2. Assess scope statements as an approach to define business requirements</text:p>
      <text:p text:style-name="P1"><text:tab/>3. Assess the concerns of stakeholders, as well as the support needed, for project success</text:p>
      <text:p text:style-name="P1"><text:tab/>4. Create a timeline and cost estimate for a project that aligns to an organization's goals</text:p>
      <text:p text:style-name="P1"><text:tab/>5. Compare and contrast Agile and traditional project management methodologies</text:p>
      <text:p text:style-name="P1"><text:tab/>6. Utilize software to create a high-level timeline and cost estimate</text:p>
      <text:p text:style-name="P1"/>
      <text:p text:style-name="P1">Planning the Project</text:p>
      <text:list xml:id="list2434170599" text:style-name="L1">
        <text:list-item>
          <text:p text:style-name="P2">planning is critical to avoid the common problems that could occur later in the project</text:p>
          <text:list>
            <text:list-item>
              <text:p text:style-name="P2">like scope creep, unclear work assignments, and uncontrolled risk</text:p>
            </text:list-item>
          </text:list>
        </text:list-item>
        <text:list-item>
          <text:p text:style-name="P2">benefit of planning is that it improves the chances of getting the project to where it needs to go</text:p>
        </text:list-item>
        <text:list-item>
          <text:p text:style-name="P2">the act of gathering the information needed to produce good project plans will help participants understand the project in much greater detail than they would by diving directly into project work</text:p>
        </text:list-item>
        <text:list-item>
          <text:p text:style-name="P2">Tailoring Plans</text:p>
          <text:list>
            <text:list-item>
              <text:p text:style-name="P2">changes will occur on the project</text:p>
            </text:list-item>
            <text:list-item>
              <text:p text:style-name="P2">good planning will help practitioners avoid many problems, but not all of them</text:p>
            </text:list-item>
            <text:list-item>
              <text:p text:style-name="P2">by keeping the plan up-to-date project participants will be in a better position to adjust</text:p>
            </text:list-item>
          </text:list>
        </text:list-item>
        <text:list-item>
          <text:p text:style-name="P2">Creating an Appropriate Plan</text:p>
          <text:list>
            <text:list-item>
              <text:p text:style-name="P2">too much planning</text:p>
              <text:list>
                <text:list-item>
                  <text:p text:style-name="P2">can bog down a project with too many planning activities</text:p>
                </text:list-item>
                <text:list-item>
                  <text:p text:style-name="P2">could cause the project team to spend too much time away from doing what the project is designed for—delivering results</text:p>
                </text:list-item>
              </text:list>
            </text:list-item>
            <text:list-item>
              <text:p text:style-name="P2">too little planning</text:p>
              <text:list>
                <text:list-item>
                  <text:p text:style-name="P2">can cause confusion if the team fails to uncover enough detail to complete the work.</text:p>
                </text:list-item>
              </text:list>
            </text:list-item>
            <text:list-item>
              <text:p text:style-name="P2">it is very important to include the people who do the work in planning the work</text:p>
              <text:list>
                <text:list-item>
                  <text:p text:style-name="P2">they're the ones who will be able to uncover risks that others may not think of or provide more-accurate estimates for the project</text:p>
                </text:list-item>
                <text:list-item>
                  <text:p text:style-name="P2">they are more likely to buy-into it to a greater degree</text:p>
                </text:list-item>
              </text:list>
            </text:list-item>
          </text:list>
        </text:list-item>
      </text:list>
      <text:p text:style-name="P1"/>
      <text:p text:style-name="P1">Contrasting Management Methodologies</text:p>
      <text:list xml:id="list322459547" text:style-name="L2">
        <text:list-item>
          <text:p text:style-name="P3">Waterfall Project Management</text:p>
          <text:list>
            <text:list-item>
              <text:p text:style-name="P3">project is conceived as a series of sequential steps that begin with the statement of customer requirements and ends with the creation and consignment of a fully predetermined deliverable</text:p>
            </text:list-item>
            <text:list-item>
              <text:p text:style-name="P3">planned up front then monitored and controlled throughout each step of the process</text:p>
            </text:list-item>
            <text:list-item>
              <text:p text:style-name="P3">once a step is completed, it is not revisited</text:p>
            </text:list-item>
          </text:list>
        </text:list-item>
        <text:list-item>
          <text:p text:style-name="P3">Agile Project Management</text:p>
          <text:list>
            <text:list-item>
              <text:p text:style-name="P3">begins with the idea that customers can't identify all requirements at the start of the project</text:p>
            </text:list-item>
            <text:list-item>
              <text:p text:style-name="P3"><text:span text:style-name="T2">instead, </text:span>a series of initial requirements or user stories are surfaced and product features are prioritized</text:p>
            </text:list-item>
            <text:list-item>
              <text:p text:style-name="P3"><text:span text:style-name="T2">i</text:span>terative planning and development cycles then continue to guide execution as customers and the project team work to mold and shape interim deliverables into a final product</text:p>
            </text:list-item>
            <text:list-item>
              <text:p text:style-name="P3">Creating a Product Vision and Product Backlog</text:p>
              <text:list>
                <text:list-item>
                  <text:p text:style-name="P3">vision is expressed in a collection of customer requirements called features or stories</text:p>
                  <text:list>
                    <text:list-item>
                      <text:p text:style-name="P3"><text:soft-page-break/>vision is expressed in a collection of customer requirements called features or stories</text:p>
                    </text:list-item>
                  </text:list>
                </text:list-item>
                <text:list-item>
                  <text:p text:style-name="P4"><text:span text:style-name="T1">ensure the story remains simple and that the requirement description is focused</text:span></text:p>
                </text:list-item>
                <text:list-item>
                  <text:p text:style-name="P4">product owners then compile stories into a product backlo<text:span text:style-name="T2">g</text:span></text:p>
                </text:list-item>
                <text:list-item>
                  <text:p text:style-name="P5">product owner refines the highest priority requirements</text:p>
                </text:list-item>
                <text:list-item>
                  <text:p text:style-name="P5">product owner then sets the boundaries for the project—what will be delivered, who will be involved, and how the project team will work together</text:p>
                </text:list-item>
              </text:list>
            </text:list-item>
            <text:list-item>
              <text:p text:style-name="P5">Planning an Iteration</text:p>
              <text:list>
                <text:list-item>
                  <text:p text:style-name="P5">product owner discusses the vision for the product, the customer requirements, and the priorities for satisfying those requirements</text:p>
                </text:list-item>
                <text:list-item>
                  <text:p text:style-name="P5">team members then estimate the amount of work that they believe each story will require</text:p>
                </text:list-item>
                <text:list-item>
                  <text:p text:style-name="P5">team members then select those items from the product backlog that they can complete within the time frame for the iteration, and break the items into the tasks needed to satisfy the requirements</text:p>
                </text:list-item>
                <text:list-item>
                  <text:p text:style-name="P5">compile the tasks into a task list that they will use as an inventory of the work in the iteration</text:p>
                </text:list-item>
                <text:list-item>
                  <text:p text:style-name="P5">tasks are written in the technical language that team will use to satisfy the requirements</text:p>
                </text:list-item>
                <text:list-item>
                  <text:p text:style-name="P5"><text:span text:style-name="T3">a</text:span>gile teams must be very careful not to include too many tasks in a given iteration</text:p>
                </text:list-item>
                <text:list-item>
                  <text:p text:style-name="P5"><text:span text:style-name="T3">a</text:span>gile teams need to plan their iterations at a velocity that could be maintained indefinitely</text:p>
                </text:list-item>
              </text:list>
            </text:list-item>
            <text:list-item>
              <text:p text:style-name="P5">Executing the Work in an Iteration</text:p>
              <text:list>
                <text:list-item>
                  <text:p text:style-name="P6">Daily Standups</text:p>
                  <text:list>
                    <text:list-item>
                      <text:p text:style-name="P6">1. What he or she accomplished yesterday</text:p>
                    </text:list-item>
                    <text:list-item>
                      <text:p text:style-name="P6">2. What he or she is working on today</text:p>
                    </text:list-item>
                    <text:list-item>
                      <text:p text:style-name="P6">3. What issues are impeding work progress</text:p>
                    </text:list-item>
                  </text:list>
                </text:list-item>
                <text:list-item>
                  <text:p text:style-name="P6">each team member is expected to show progress each day and is held accountable by other team members</text:p>
                </text:list-item>
                <text:list-item>
                  <text:p text:style-name="P6">demonstrate progress to stakeholders </text:p>
                  <text:list>
                    <text:list-item>
                      <text:p text:style-name="P6">Burdown Charts</text:p>
                      <text:list>
                        <text:list-item>
                          <text:p text:style-name="P6">show how many tasks the team has completed each day and how many tasks remain until the iteration is done</text:p>
                        </text:list-item>
                        <text:list-item>
                          <text:p text:style-name="P6">often drawn as line charts, with time listed on the x-axis and the number of tasks on the y-axis</text:p>
                        </text:list-item>
                        <text:list-item>
                          <text:p text:style-name="P6">as the project progresses, the slope of the line decreases until it intersects with the x-axis at the completion of the iteration</text:p>
                        </text:list-item>
                        <text:list-item>
                          <text:p text:style-name="P6">some teams track both the planned burndown and the actual burndown to show how close they will be to an expected iteration completion date.</text:p>
                        </text:list-item>
                      </text:list>
                    </text:list-item>
                    <text:list-item>
                      <text:p text:style-name="P6">Burnup Charts</text:p>
                      <text:list>
                        <text:list-item>
                          <text:p text:style-name="P6">show the accumulation of completed stories rather than the number of stories yet to be completed</text:p>
                        </text:list-item>
                      </text:list>
                    </text:list-item>
                  </text:list>
                </text:list-item>
              </text:list>
            </text:list-item>
            <text:list-item>
              <text:p text:style-name="P6">Reviewing the Product Created in an Iteration</text:p>
              <text:list>
                <text:list-item>
                  <text:p text:style-name="P6">team meets with the product owner, customers, and other stakeholders to demonstrate the products they created in the iteration</text:p>
                </text:list-item>
                <text:list-item>
                  <text:p text:style-name="P6">short meetings</text:p>
                  <text:list>
                    <text:list-item>
                      <text:p text:style-name="P6">team presents complete working products—not prototypes or documentation describing how the product would work</text:p>
                    </text:list-item>
                    <text:list-item>
                      <text:p text:style-name="P6">stakeholders and customers ask questions about the product and provide feedback</text:p>
                    </text:list-item>
                    <text:list-item>
                      <text:p text:style-name="P6">lessons learned from iteration reviews allow products to evolve as users and customers interact with working products and voice new expectations and needs</text:p>
                    </text:list-item>
                  </text:list>
                </text:list-item>
              </text:list>
            </text:list-item>
            <text:list-item>
              <text:p text:style-name="P6"><text:soft-page-break/>Reviewing the Iteration's Processes</text:p>
              <text:list>
                <text:list-item>
                  <text:p text:style-name="P6">How well the product worked, from both the customer's perspective and the technical point of view</text:p>
                </text:list-item>
                <text:list-item>
                  <text:p text:style-name="P6">How well the processes used to create the product worked</text:p>
                </text:list-item>
                <text:list-item>
                  <text:p text:style-name="P6">How well the team interacted within the iteration</text:p>
                </text:list-item>
                <text:list-item>
                  <text:p text:style-name="P6">How well the project met the organization's intended goal</text:p>
                </text:list-item>
              </text:list>
            </text:list-item>
            <text:list-item>
              <text:p text:style-name="P6">Change Control</text:p>
              <text:list>
                <text:list-item>
                  <text:p text:style-name="P6">agile practitioners incorporate change and make adjustments between iterations, not within an iteration</text:p>
                </text:list-item>
                <text:list-item>
                  <text:p text:style-name="P6">requests for change should be presented to the product owner, who will then add them to the product backlog for possible incorporation into future iterations of work</text:p>
                </text:list-item>
              </text:list>
            </text:list-item>
            <text:list-item>
              <text:p text:style-name="P6">Release Planning</text:p>
              <text:list>
                <text:list-item>
                  <text:p text:style-name="P6">release plan documents the product release dates</text:p>
                  <text:list>
                    <text:list-item>
                      <text:p text:style-name="P6">deciding what date an organization wants to release a product (based on market research or customer requests), then determining how many features can be completed before that date, or</text:p>
                    </text:list-item>
                    <text:list-item>
                      <text:p text:style-name="P6">deciding how many features to include in a new product, then determining how long it will take to complete those features</text:p>
                    </text:list-item>
                  </text:list>
                </text:list-item>
              </text:list>
            </text:list-item>
          </text:list>
        </text:list-item>
      </text:list>
      <text:p text:style-name="P7"/>
      <text:p text:style-name="P7">The Project Plan</text:p>
      <text:list xml:id="list128733165" text:style-name="L3">
        <text:list-item>
          <text:p text:style-name="P8">project scope statement</text:p>
          <text:list>
            <text:list-item>
              <text:p text:style-name="P12"><text:span text:style-name="T4">d</text:span><text:span text:style-name="T3">escribes what is in scope and out of scope for the project—in other words, what the project will contain and what it won't contain</text:span></text:p>
            </text:list-item>
            <text:list-item>
              <text:p text:style-name="P12"><text:span text:style-name="T4">t</text:span><text:span text:style-name="T3">he project charter frames the project's scope so it should be very helpful in developing the scope statement</text:span></text:p>
            </text:list-item>
            <text:list-item>
              <text:p text:style-name="P12"><text:span text:style-name="T3">along with the work breakdown structure, serves as the scope baseline for any questions about project scope</text:span></text:p>
            </text:list-item>
          </text:list>
        </text:list-item>
        <text:list-item>
          <text:p text:style-name="P8">work breakdown structure</text:p>
          <text:list>
            <text:list-item>
              <text:p text:style-name="P9">a hierarchical breakdown of all of the work needed to complete a project</text:p>
            </text:list-item>
            <text:list-item>
              <text:p text:style-name="P9"><text:span text:style-name="T4">w</text:span>ork is broken down into smaller pieces that can then be assigned to individuals or groups for completion</text:p>
            </text:list-item>
            <text:list-item>
              <text:p text:style-name="P9"><text:span text:style-name="T4">a</text:span> completed WBS will show all of the project deliverables included in the project and will enhance planning activities by ensuring that work is not missed</text:p>
            </text:list-item>
          </text:list>
        </text:list-item>
        <text:list-item>
          <text:p text:style-name="P8">network diagram</text:p>
          <text:list>
            <text:list-item>
              <text:p text:style-name="P9">acts as the schedule for the project</text:p>
            </text:list-item>
            <text:list-item>
              <text:p text:style-name="P9">more detailed than the milestone chart in that it shows the sequence of project activities and the dependencies among those activities</text:p>
            </text:list-item>
            <text:list-item>
              <text:p text:style-name="P9">it is important to make sure that all of the necessary activities are included in the diagram</text:p>
            </text:list-item>
            <text:list-item>
              <text:p text:style-name="P8"><text:span text:style-name="T4">r</text:span>eviewing the milestone chart from the project's Initiating stage will help ensure that important activities and due dates are not missed</text:p>
            </text:list-item>
          </text:list>
        </text:list-item>
        <text:list-item>
          <text:p text:style-name="P8"><text:span text:style-name="T4">c</text:span>hange management plans</text:p>
          <text:list>
            <text:list-item>
              <text:p text:style-name="P9">thoughts on how any change requests or unexpected changes that may affect the project will be managed</text:p>
            </text:list-item>
            <text:list-item>
              <text:p text:style-name="P9"><text:span text:style-name="T4">p</text:span>ractitioners will need to decide who will compile these requests for changes to the project, how they will analyze the impact of those changes, and who is responsible for accepting or rejecting those requests</text:p>
            </text:list-item>
          </text:list>
        </text:list-item>
        <text:list-item>
          <text:p text:style-name="P8">responsibility assignment matrix</text:p>
          <text:list>
            <text:list-item>
              <text:p text:style-name="P8">helps to assign responsibility for project work to project participants</text:p>
            </text:list-item>
            <text:list-item>
              <text:p text:style-name="P8"><text:soft-page-break/>ensure that the project team knows who is responsible for the completion of specific tasks as well as who needs to be informed of problems and progress</text:p>
            </text:list-item>
          </text:list>
        </text:list-item>
        <text:list-item>
          <text:p text:style-name="P8"><text:span text:style-name="T4">r</text:span>isk register</text:p>
          <text:list>
            <text:list-item>
              <text:p text:style-name="P12"><text:span text:style-name="T4">t</text:span><text:span text:style-name="T3">rack project risks, the planned responses for those risks, and the results of implementing those responses</text:span></text:p>
            </text:list-item>
            <text:list-item>
              <text:p text:style-name="P12"><text:span text:style-name="T3">important documents that must be reviewed and updated regularly to ensure that projects proceed with minimal delays and disruptions</text:span></text:p>
            </text:list-item>
          </text:list>
        </text:list-item>
        <text:list-item>
          <text:p text:style-name="P8">budget</text:p>
          <text:list>
            <text:list-item>
              <text:p text:style-name="P9">an aggregation of the expected costs to complete the project</text:p>
            </text:list-item>
            <text:list-item>
              <text:p text:style-name="P9">participants will compile estimates of costs into an S-curve that will act as the cost baseline</text:p>
            </text:list-item>
            <text:list-item>
              <text:p text:style-name="P9">results can then be compared to the S-curve to ensure that the project stays within project cost boundaries</text:p>
            </text:list-item>
          </text:list>
        </text:list-item>
        <text:list-item>
          <text:p text:style-name="P8"><text:span text:style-name="T4">p</text:span>lans for dealing with contracts and vendors</text:p>
          <text:list>
            <text:list-item>
              <text:p text:style-name="P9">project leaders will need to decide if additional resources to complete project work are necessary and, if so, how those services will be procured</text:p>
            </text:list-item>
            <text:list-item>
              <text:p text:style-name="P9">leaders should also consider the types of contracts that will work best and develop a strategy for monitoring compliance</text:p>
            </text:list-item>
          </text:list>
        </text:list-item>
      </text:list>
      <text:p text:style-name="P10"/>
      <text:p text:style-name="P10">The Scope Statement</text:p>
      <text:list xml:id="list2591047960" text:style-name="L4">
        <text:list-item>
          <text:p text:style-name="P11">defines a project by detailing the project's major deliverables, its key objectives, and the work needed to meet those objectives</text:p>
        </text:list-item>
        <text:list-item>
          <text:p text:style-name="P11">will describe the complexity and magnitude of the project and will account for all the work, time, and cost needed to complete the project successfully</text:p>
        </text:list-item>
        <text:list-item>
          <text:p text:style-name="P11">will serve as a constant reference for future project decisions</text:p>
        </text:list-item>
        <text:list-item>
          <text:p text:style-name="P13">elements</text:p>
          <text:list>
            <text:list-item>
              <text:p text:style-name="P13">Product scope description</text:p>
              <text:list>
                <text:list-item>
                  <text:p text:style-name="P13">requirements of the product as described in the project charter</text:p>
                </text:list-item>
              </text:list>
            </text:list-item>
            <text:list-item>
              <text:p text:style-name="P13">Acceptance criteria</text:p>
              <text:list>
                <text:list-item>
                  <text:p text:style-name="P13">process and criteria for accepting completed products</text:p>
                </text:list-item>
              </text:list>
            </text:list-item>
            <text:list-item>
              <text:p text:style-name="P13">Deliverables</text:p>
              <text:list>
                <text:list-item>
                  <text:p text:style-name="P13">list of the outputs required for project success</text:p>
                </text:list-item>
                <text:list-item>
                  <text:p text:style-name="P13">may include documentation that will help the team complete the project.</text:p>
                </text:list-item>
              </text:list>
            </text:list-item>
            <text:list-item>
              <text:p text:style-name="P13">Exclusions</text:p>
              <text:list>
                <text:list-item>
                  <text:p text:style-name="P13">specific statement that explains what is not included in the project</text:p>
                </text:list-item>
              </text:list>
            </text:list-item>
            <text:list-item>
              <text:p text:style-name="P13">Constraints</text:p>
              <text:list>
                <text:list-item>
                  <text:p text:style-name="P13">anything that may limit the project (including budget limitations or imposed dates)</text:p>
                </text:list-item>
              </text:list>
            </text:list-item>
            <text:list-item>
              <text:p text:style-name="P13">Assumptions</text:p>
              <text:list>
                <text:list-item>
                  <text:p text:style-name="P13">beliefs underlying the project and their potential impact if they prove to be false</text:p>
                </text:list-item>
              </text:list>
            </text:list-item>
          </text:list>
        </text:list-item>
      </text:list>
      <text:p text:style-name="P14"/>
      <text:p text:style-name="P15">Work Breakdown Structure</text:p>
      <text:list xml:id="list1722429025" text:style-name="L5">
        <text:list-item>
          <text:p text:style-name="P16">a hierarchical chart that divides project milestones into smaller units and arranges project work activities into related areas</text:p>
        </text:list-item>
        <text:list-item>
          <text:p text:style-name="P16">helps project participants get a firm grasp on what they need to deliver to meet project goals</text:p>
        </text:list-item>
        <text:list-item>
          <text:p text:style-name="P16">essential for designing the project schedule, and it helps in creating the budget and selecting the staff for the project</text:p>
        </text:list-item>
        <text:list-item>
          <text:p text:style-name="P17">helps to:</text:p>
          <text:list>
            <text:list-item>
              <text:p text:style-name="P17">identify the major segments of the project so that the work to do is clearly defined</text:p>
            </text:list-item>
            <text:list-item>
              <text:p text:style-name="P17">organize the work sequentially so that it can be scheduled efficiently</text:p>
            </text:list-item>
            <text:list-item>
              <text:p text:style-name="P17">identify what work to assign to which team members</text:p>
            </text:list-item>
            <text:list-item>
              <text:p text:style-name="P17"><text:soft-page-break/>determine what resources will be required to complete the work so that the team can develop a budget</text:p>
            </text:list-item>
            <text:list-item>
              <text:p text:style-name="P17">clarify the work to do so that it can be clearly communicated to team members</text:p>
            </text:list-item>
            <text:list-item>
              <text:p text:style-name="P17">often shown as a tree diagram that moves from levels of generality (deliverables, stages, or subprojects) to more detail (work packages)</text:p>
            </text:list-item>
          </text:list>
        </text:list-item>
        <text:list-item>
          <text:p text:style-name="P17">Work Packages</text:p>
          <text:list>
            <text:list-item>
              <text:p text:style-name="P17">the most basic work activity that has both time and cost associated with it</text:p>
            </text:list-item>
            <text:list-item>
              <text:p text:style-name="P17">manageable (and assignable) "chunk" of work that, when combined with other work packages, represents a unique deliverable</text:p>
            </text:list-item>
            <text:list-item>
              <text:p text:style-name="P17">should be broken down to a level that can be easily executed, monitored, and controlled</text:p>
            </text:list-item>
            <text:list-item>
              <text:p text:style-name="P17">should be small enough so that reliable estimates can be made about their cost and scheduling requirements</text:p>
              <text:list>
                <text:list-item>
                  <text:p text:style-name="P17">BUT when teams break the work down excessively, inefficiency of management efforts and planned work can result</text:p>
                </text:list-item>
              </text:list>
            </text:list-item>
          </text:list>
        </text:list-item>
        <text:list-item>
          <text:p text:style-name="P17">Parts of WBS</text:p>
          <text:list>
            <text:list-item>
              <text:p text:style-name="P17">Project → Subproject → Milestone → Major Activity → Work Package</text:p>
            </text:list-item>
          </text:list>
        </text:list-item>
        <text:list-item>
          <text:p text:style-name="P17">Developing the WBS</text:p>
          <text:list>
            <text:list-item>
              <text:p text:style-name="P17">put the project milestones into a logical order according to when they should occur during execution</text:p>
            </text:list-item>
            <text:list-item>
              <text:p text:style-name="P17">consulting with subject matter experts on and off the team can prove essential at this point</text:p>
            </text:list-item>
            <text:list-item>
              <text:p text:style-name="P17">break the milestones into major activities, then into work packages that can be assigned and scheduled</text:p>
            </text:list-item>
            <text:list-item>
              <text:p text:style-name="P17">define the work packages to a level of detail that is appropriate for the project</text:p>
            </text:list-item>
            <text:list-item>
              <text:p text:style-name="P17">remember that each work package is associated with a deliverable and a time for completing that deliverable</text:p>
            </text:list-item>
            <text:list-item>
              <text:p text:style-name="P17">look at the entire work breakdown structure and make sure that completion of all of the work packages will result in the completion of all of the project goals and objectives defined in the project plan.</text:p>
            </text:list-item>
          </text:list>
        </text:list-item>
      </text:list>
      <text:p text:style-name="P18"/>
      <text:p text:style-name="P18">The Risk Register</text:p>
      <text:list xml:id="list2618650390" text:style-name="L6">
        <text:list-item>
          <text:p text:style-name="P19">Defining Risk</text:p>
          <text:list>
            <text:list-item>
              <text:p text:style-name="P20">a risk could be a negative event that adversely affects project work</text:p>
            </text:list-item>
            <text:list-item>
              <text:p text:style-name="P20">or a positive event that provides an opportunity that the project team should pursue to enhance project results</text:p>
            </text:list-item>
          </text:list>
        </text:list-item>
        <text:list-item>
          <text:p text:style-name="P20">project managers will have to:</text:p>
          <text:list>
            <text:list-item>
              <text:p text:style-name="P20">identify the risks, analyze their impact, prepare responses, and monitor the project to keep it on track</text:p>
            </text:list-item>
            <text:list-item>
              <text:p text:style-name="P20">limit the impact of negative events while, at the same time, increasing the impact of positive events</text:p>
            </text:list-item>
          </text:list>
        </text:list-item>
        <text:list-item>
          <text:p text:style-name="P20">Risks and the Project Life Cycle</text:p>
          <text:list>
            <text:list-item>
              <text:p text:style-name="P20">Initiating stage</text:p>
              <text:list>
                <text:list-item>
                  <text:p text:style-name="P20">risks could include unclear objectives or key personnel being unavailable for the project team</text:p>
                </text:list-item>
              </text:list>
            </text:list-item>
            <text:list-item>
              <text:p text:style-name="P20">Planning stag<text:span text:style-name="T6">e</text:span></text:p>
              <text:list>
                <text:list-item>
                  <text:p text:style-name="P20">risks may include vague specifications or rushed planning practices</text:p>
                </text:list-item>
              </text:list>
            </text:list-item>
            <text:list-item>
              <text:p text:style-name="P22"><text:span text:style-name="T5">Executing and Monitoring/Controlling stages (where greatest </text:span><text:span text:style-name="T6">amount</text:span><text:span text:style-name="T5"> of risk occur</text:span><text:span text:style-name="T6">s</text:span><text:span text:style-name="T5">)</text:span></text:p>
              <text:list>
                <text:list-item>
                  <text:p text:style-name="P20">risks can range from scope creep to schedule changes to unexpected weather</text:p>
                </text:list-item>
              </text:list>
            </text:list-item>
            <text:list-item>
              <text:p text:style-name="P20">Early in the projec<text:span text:style-name="T6">t</text:span></text:p>
              <text:list>
                <text:list-item>
                  <text:p text:style-name="P20"><text:soft-page-break/>level of risk is high because the process of identifying, analyzing, and planning risk responses is just getting underway</text:p>
                </text:list-item>
                <text:list-item>
                  <text:p text:style-name="P20">financial impact of risks is low because less has been invested and other options remain open</text:p>
                </text:list-item>
              </text:list>
            </text:list-item>
            <text:list-item>
              <text:p text:style-name="P20">Later in the project</text:p>
              <text:list>
                <text:list-item>
                  <text:p text:style-name="P20">level of risk decreases, but the financial consequences increase</text:p>
                </text:list-item>
              </text:list>
            </text:list-item>
            <text:list-item>
              <text:p text:style-name="P20">In the Closing stages</text:p>
            </text:list-item>
            <text:list-item>
              <text:p text:style-name="P20">the potential for risks is at its lowest, the financial impact is at its greatest</text:p>
              <text:list>
                <text:list-item>
                  <text:p text:style-name="P20"><text:span text:style-name="T6">for e</text:span>xample, a customer rejects a finished product and changes and rework are required, costs may be significant and can ruin the project</text:p>
                </text:list-item>
              </text:list>
            </text:list-item>
          </text:list>
        </text:list-item>
        <text:list-item>
          <text:p text:style-name="P20">Tracking Risks with a Risk Register</text:p>
          <text:list>
            <text:list-item>
              <text:p text:style-name="P20"><text:span text:style-name="T6">a</text:span> risk register provides the details about the risks that the project team has identified</text:p>
            </text:list-item>
            <text:list-item>
              <text:p text:style-name="P20">details include a description of the risks, the probability of the risks occurring, their impact(s) on objectives, and a risk score for each risk</text:p>
            </text:list-item>
            <text:list-item>
              <text:p text:style-name="P20">also records the status of each risk and provides an area for any additional comments that may be important</text:p>
            </text:list-item>
            <text:list-item>
              <text:p text:style-name="P20">explains how the team will respond to risks if they occur and documents who is responsible for tracking and communicating each risk's current status</text:p>
            </text:list-item>
          </text:list>
        </text:list-item>
        <text:list-item>
          <text:p text:style-name="P20">Developing the Risk Register</text:p>
          <text:list>
            <text:list-item>
              <text:p text:style-name="P20"><text:span text:style-name="T6">p</text:span>rovide an identification number for each risk</text:p>
              <text:list>
                <text:list-item>
                  <text:p text:style-name="P20"><text:span text:style-name="T6">t</text:span>his <text:span text:style-name="T6">a</text:span>llow<text:span text:style-name="T6">s</text:span> participants to discuss each risk by its number, making conversations easier.</text:p>
                </text:list-item>
              </text:list>
            </text:list-item>
            <text:list-item>
              <text:p text:style-name="P20"><text:span text:style-name="T6">de</text:span>scribe the risk in clear, simple language</text:p>
              <text:list>
                <text:list-item>
                  <text:p text:style-name="P20"><text:span text:style-name="T6">c</text:span>lassify the risk as either a positive or negative event.</text:p>
                </text:list-item>
              </text:list>
            </text:list-item>
            <text:list-item>
              <text:p text:style-name="P20"><text:span text:style-name="T6">r</text:span>ecord the probability of the event occurring</text:p>
              <text:list>
                <text:list-item>
                  <text:p text:style-name="P20">"high" "medium," "low," or any combination of these ratings</text:p>
                </text:list-item>
                <text:list-item>
                  <text:p text:style-name="P20">work with team (and other important stakeholders) to define what each rating means.</text:p>
                </text:list-item>
              </text:list>
            </text:list-item>
            <text:list-item>
              <text:p text:style-name="P20"><text:span text:style-name="T6">r</text:span>ecord the impact (as "high," "medium," "low," or any combination of these ratings) to the project if the risk occurs</text:p>
            </text:list-item>
            <text:list-item>
              <text:p text:style-name="P21"><text:span text:style-name="T7">c</text:span>ombine the probability and impact into a risk score</text:p>
              <text:list>
                <text:list-item>
                  <text:p text:style-name="P21">will give you a simple way to prioritize risks and show which ones need to be carefully monitored.</text:p>
                </text:list-item>
              </text:list>
            </text:list-item>
            <text:list-item>
              <text:p text:style-name="P21"><text:span text:style-name="T7">d</text:span>escribe the response you'll implement if the risk occurs</text:p>
              <text:list>
                <text:list-item>
                  <text:p text:style-name="P21"><text:span text:style-name="T7">i</text:span>nclude as much information as necessary to illustrate your plans.</text:p>
                </text:list-item>
              </text:list>
            </text:list-item>
            <text:list-item>
              <text:p text:style-name="P20"><text:span text:style-name="T7">c</text:span>learly identify the person responsible for monitoring and addressing the risk should it occur</text:p>
            </text:list-item>
            <text:list-item>
              <text:p text:style-name="P20"><text:span text:style-name="T7">r</text:span>ecord the status of each risk as either "open" (i.e., it could still occur) or "closed" (the risk has been addressed or the chance that the risk will occur has passed)</text:p>
            </text:list-item>
            <text:list-item>
              <text:p text:style-name="P22"><text:span text:style-name="T7">r</text:span><text:span text:style-name="T5">ecord any important information about the risk that doesn't fit into the other columns of the register.</text:span></text:p>
            </text:list-item>
          </text:list>
        </text:list-item>
      </text:list>
      <text:p text:style-name="P23"/>
      <text:p text:style-name="P24">The Responsibility Assignment Matrix (RAM)</text:p>
      <text:list xml:id="list1721550727" text:style-name="L7">
        <text:list-item>
          <text:p text:style-name="P25">a table or grid that connects the human resources on the project to the work on the project</text:p>
        </text:list-item>
        <text:list-item>
          <text:p text:style-name="P26">can be created at high or low levels</text:p>
        </text:list-item>
        <text:list-item>
          <text:p text:style-name="P26">assigns the responsibility for the completion of work elements to one and only one individual</text:p>
        </text:list-item>
        <text:list-item>
          <text:p text:style-name="P26">makes it easy to see what roles each person will play on a project as well as everyone involved in a specific part of the work</text:p>
        </text:list-item>
        <text:list-item>
          <text:p text:style-name="P26">RACI chart</text:p>
          <text:list>
            <text:list-item>
              <text:p text:style-name="P26">quickly shows who is <text:span text:style-name="T8">responsible</text:span> for an activity, who is <text:span text:style-name="T8">accountable</text:span> for it, who should be <text:span text:style-name="T8">consulted</text:span> about it, and who should be kept <text:span text:style-name="T8">informed</text:span> about it</text:p>
            </text:list-item>
          </text:list>
        </text:list-item>
        <text:list-item>
          <text:p text:style-name="P27">help practitioners avoid two potentially hazardous risks</text:p>
          <text:list>
            <text:list-item>
              <text:p text:style-name="P27"><text:soft-page-break/>that multiple individuals will end up working on the same task</text:p>
            </text:list-item>
            <text:list-item>
              <text:p text:style-name="P27">that nobody will be working on a particular task or work element</text:p>
            </text:list-item>
          </text:list>
        </text:list-item>
      </text:list>
      <text:p text:style-name="P28"/>
      <text:p text:style-name="P29">The Network Diagram</text:p>
      <text:list xml:id="list3414320691" text:style-name="L8">
        <text:list-item>
          <text:p text:style-name="P30">a simple graphic that shows the logical relationships among project activities</text:p>
        </text:list-item>
        <text:list-item>
          <text:p text:style-name="P30">project schedule</text:p>
          <text:list>
            <text:list-item>
              <text:p text:style-name="P30">identify the activities that will help them meet project objectives</text:p>
            </text:list-item>
            <text:list-item>
              <text:p text:style-name="P30">sequence those activities</text:p>
            </text:list-item>
            <text:list-item>
              <text:p text:style-name="P30">estimate how long it will take to do those activities</text:p>
            </text:list-item>
            <text:list-item>
              <text:p text:style-name="P30">decide which activities they'll have to monitor carefully</text:p>
            </text:list-item>
          </text:list>
        </text:list-item>
        <text:list-item>
          <text:p text:style-name="P30">developing the schedule</text:p>
          <text:list>
            <text:list-item>
              <text:p text:style-name="P30">forward pass (early start/finish)</text:p>
            </text:list-item>
            <text:list-item>
              <text:p text:style-name="P30">backward pass (late start/finish)</text:p>
            </text:list-item>
            <text:list-item>
              <text:p text:style-name="P30">path of activities where ES = LS and EF = LF is the critical path</text:p>
            </text:list-item>
          </text:list>
        </text:list-item>
      </text:list>
      <text:p text:style-name="P29"/>
      <text:p text:style-name="P29">The Cost Baseline</text:p>
      <text:list xml:id="list392088401" text:style-name="L9">
        <text:list-item>
          <text:p text:style-name="P31">the budget that will be used to measure, monitor, and control the project's overall cost</text:p>
        </text:list-item>
        <text:list-item>
          <text:p text:style-name="P31">practitioners will need to estimate the costs for each project activity and then add those costs together to create the project's budget</text:p>
        </text:list-item>
        <text:list-item>
          <text:p text:style-name="P31">as changes occur, the cost baseline can be assessed to determine what impact it may have</text:p>
        </text:list-item>
        <text:list-item>
          <text:p text:style-name="P31">estimating costs</text:p>
          <text:list>
            <text:list-item>
              <text:p text:style-name="P31">include labor and services, materials, information technology, facilities, and equipment</text:p>
            </text:list-item>
            <text:list-item>
              <text:p text:style-name="P31">plan for uncertainties such as inflation or other unforeseen events</text:p>
            </text:list-item>
            <text:list-item>
              <text:p text:style-name="P31">may want to add a buffer to account for the costs associated with the risks that can't be planned for</text:p>
            </text:list-item>
            <text:list-item>
              <text:p text:style-name="P31">may need to consider the costs incurred while maintaining and supporting the project result after it is finished, if their organization considers these costs to be part of the project</text:p>
            </text:list-item>
            <text:list-item>
              <text:p text:style-name="P31">have to decide if the project's indirect costs will be included in their project's costs or if those costs will be accounted for at a higher level in the organization</text:p>
            </text:list-item>
            <text:list-item>
              <text:p text:style-name="P31">may want to record how confident they are that their estimates are accurate, by describing the confidence level</text:p>
            </text:list-item>
          </text:list>
        </text:list-item>
        <text:list-item>
          <text:p text:style-name="P31">creating the cost baseline</text:p>
          <text:list>
            <text:list-item>
              <text:p text:style-name="P31">graphic form of the budget that will help the team compare actual expenses to planned expenses</text:p>
            </text:list-item>
            <text:list-item>
              <text:p text:style-name="P31">stipulates the amount of money that should be spent at every point in time in the project's life cycle</text:p>
            </text:list-item>
            <text:list-item>
              <text:p text:style-name="P31">shown as an S-curve, with time on the x-axis and cumulative costs on the y-axis</text:p>
            </text:list-item>
          </text:list>
        </text:list-item>
      </text:list>
      <text:p text:style-name="P29"/>
      <text:p text:style-name="P29">Earned Value Management</text:p>
      <text:list xml:id="list3443796285" text:style-name="L10">
        <text:list-item>
          <text:p text:style-name="P32">Performance is measured by comparing:</text:p>
          <text:list>
            <text:list-item>
              <text:p text:style-name="P32">earned value (the work that got done)</text:p>
            </text:list-item>
            <text:list-item>
              <text:p text:style-name="P32">planned value (the work that was expected to get done)</text:p>
            </text:list-item>
            <text:list-item>
              <text:p text:style-name="P34"><text:span text:style-name="T9">actual cost (how much was spent to get the work done)</text:span></text:p>
            </text:list-item>
          </text:list>
        </text:list-item>
        <text:list-item>
          <text:p text:style-name="P34">schedule variance</text:p>
          <text:list>
            <text:list-item>
              <text:p text:style-name="P34">calculated by subtracting the planned value at a specific point in time from the earned value at that same time point</text:p>
            </text:list-item>
          </text:list>
        </text:list-item>
        <text:list-item>
          <text:p text:style-name="P34"><text:span text:style-name="T9">c</text:span>ost variance</text:p>
          <text:list>
            <text:list-item>
              <text:p text:style-name="P34">calculated by subtracting the actual cost from the earned value</text:p>
            </text:list-item>
          </text:list>
        </text:list-item>
      </text:list>
      <text:p text:style-name="P33"/>
      <text:p text:style-name="P33"><text:soft-page-break/>Change Management</text:p>
      <text:list xml:id="list2251030992" text:style-name="L11">
        <text:list-item>
          <text:p text:style-name="P35"><text:span text:style-name="T10">ci</text:span>rcumstances shift, prices fluctuate, and risks develop that could not be predicted</text:p>
        </text:list-item>
        <text:list-item>
          <text:p text:style-name="P35"><text:span text:style-name="T10">p</text:span>rocesses may need to be adjusted because they are not working as planned</text:p>
        </text:list-item>
        <text:list-item>
          <text:p text:style-name="P35">a stakeholder may request a change to any part of a project at any time</text:p>
        </text:list-item>
        <text:list-item>
          <text:p text:style-name="P35"><text:span text:style-name="T10">h</text:span>ow people manage change will depend on how they view change</text:p>
          <text:list>
            <text:list-item>
              <text:p text:style-name="P35"><text:span text:style-name="T10">a</text:span>gile <text:span text:style-name="T10">o</text:span>rganization<text:span text:style-name="T10">s</text:span> may embrace change as a way to ensure that project results reflect the latest customer needs</text:p>
            </text:list-item>
            <text:list-item>
              <text:p text:style-name="P35">people may view change management as a process that needs to be streamlined and optimized as much as possible, as Lean practitioners do</text:p>
            </text:list-item>
          </text:list>
        </text:list-item>
        <text:list-item>
          <text:p text:style-name="P35">The Change Request Form</text:p>
          <text:list>
            <text:list-item>
              <text:p text:style-name="P35">effective way to track and monitor changes and change requests</text:p>
            </text:list-item>
            <text:list-item>
              <text:p text:style-name="P36">elements</text:p>
              <text:list>
                <text:list-item>
                  <text:p text:style-name="P36">project title</text:p>
                </text:list-item>
                <text:list-item>
                  <text:p text:style-name="P36">date</text:p>
                </text:list-item>
                <text:list-item>
                  <text:p text:style-name="P36">information as to why the change is needed as well as on which portions of the project (scope, budget, schedule, quality, etc.) the change may affect</text:p>
                </text:list-item>
                <text:list-item>
                  <text:p text:style-name="P36">consider adding a unique identification code or number that can be used to quickly reference the change in discussions</text:p>
                </text:list-item>
                <text:list-item>
                  <text:p text:style-name="P36">name of the person (or persons) requesting the change</text:p>
                </text:list-item>
                <text:list-item>
                  <text:p text:style-name="P36">any potential impacts that the change may have on the project</text:p>
                  <text:list>
                    <text:list-item>
                      <text:p text:style-name="P36">consider the effect on the project's scope, schedule, budget, quality, risk, processes, and product characteristics.</text:p>
                    </text:list-item>
                  </text:list>
                </text:list-item>
                <text:list-item>
                  <text:p text:style-name="P36">classify the change request as "open/in process," "approved," "rejected," or "escalated"</text:p>
                  <text:list>
                    <text:list-item>
                      <text:p text:style-name="P36">if the request is rejected or escalated, state the reasoning behind the decision.</text:p>
                    </text:list-item>
                  </text:list>
                </text:list-item>
                <text:list-item>
                  <text:p text:style-name="P36">signed (and dated) by the person responsible for accepting or rejecting the request</text:p>
                </text:list-item>
              </text:list>
            </text:list-item>
          </text:list>
        </text:list-item>
        <text:list-item>
          <text:p text:style-name="P36">Managing and Monitoring Change</text:p>
          <text:list>
            <text:list-item>
              <text:p text:style-name="P36">project manager may have some power to make changes</text:p>
            </text:list-item>
            <text:list-item>
              <text:p text:style-name="P36">may choose to create a change control board of key team members and project participants</text:p>
            </text:list-item>
            <text:list-item>
              <text:p text:style-name="P36">change-control group should include people who have a working knowledge of the project and its intended objectives, as well as an understanding of the project's place in furthering organizational goals</text:p>
            </text:list-item>
            <text:list-item>
              <text:p text:style-name="P36">should have the power to get things done and the responsibility to ensure that the changes will be properly implemented</text:p>
            </text:list-item>
            <text:list-item>
              <text:p text:style-name="P36">all change requests should be funneled through some sort of monitoring and management process to ensure that they are analyzed properly and implemented only if they fall within the project parameters</text:p>
            </text:list-item>
          </text:list>
        </text:list-item>
      </text:list>
      <text:p text:style-name="P37"/>
      <text:p text:style-name="P37">Contract and Vendor Management</text:p>
      <text:list xml:id="list2312719705" text:style-name="L12">
        <text:list-item>
          <text:p text:style-name="P38">Steps</text:p>
          <text:list>
            <text:list-item>
              <text:p text:style-name="P38">decide what they'll need to acquire</text:p>
              <text:list>
                <text:list-item>
                  <text:p text:style-name="P38"><text:span text:style-name="T11">if</text:span> resources or services from outside sources need to be procured, put some thought into this process <text:span text:style-name="T11">t</text:span>o ensure that it goes as quickly and smoothly as possible</text:p>
                </text:list-item>
                <text:list-item>
                  <text:p text:style-name="P38"><text:span text:style-name="T11">m</text:span>ake sure that any directions sent to vendors contain enough information to allow them to correctly bid on the project without limiting their input on the best way to meet project requirements</text:p>
                </text:list-item>
                <text:list-item>
                  <text:p text:style-name="P39"><text:span text:style-name="T11">c</text:span>onsider the time and effort that managing an outside relationship will take and adjust plans as needed</text:p>
                </text:list-item>
                <text:list-item>
                  <text:p text:style-name="P39"><text:span text:style-name="T11">c</text:span>ommit to an ongoing relationship with the vendor to ensure that both parties benefit from project results.</text:p>
                </text:list-item>
              </text:list>
            </text:list-item>
            <text:list-item>
              <text:p text:style-name="P38"><text:soft-page-break/>select the appropriate vendor for the resources they'll need</text:p>
              <text:list>
                <text:list-item>
                  <text:p text:style-name="P39">How well the vendor:</text:p>
                  <text:list>
                    <text:list-item>
                      <text:p text:style-name="P39">understands the project needs</text:p>
                    </text:list-item>
                    <text:list-item>
                      <text:p text:style-name="P38">matches the size and type of business the team would like to work with</text:p>
                    </text:list-item>
                    <text:list-item>
                      <text:p text:style-name="P38">will be able to meet the technical needs of the project</text:p>
                    </text:list-item>
                    <text:list-item>
                      <text:p text:style-name="P38">will be able to manage its part of the project</text:p>
                    </text:list-item>
                    <text:list-item>
                      <text:p text:style-name="P38">has performed on previous contracts with the organization</text:p>
                    </text:list-item>
                  </text:list>
                </text:list-item>
                <text:list-item>
                  <text:p text:style-name="P38">How satisfied the vendor's previous customers were with the work produced</text:p>
                </text:list-item>
                <text:list-item>
                  <text:p text:style-name="P38">Who assumes the risk (and associated costs) for the vendor's portion of the work</text:p>
                </text:list-item>
              </text:list>
            </text:list-item>
            <text:list-item>
              <text:p text:style-name="P38">negotiate and signing a contract to acquire those resources</text:p>
              <text:list>
                <text:list-item>
                  <text:p text:style-name="P44">contract types</text:p>
                  <text:list>
                    <text:list-item>
                      <text:p text:style-name="P44">fixed-price contracts</text:p>
                    </text:list-item>
                    <text:list-item>
                      <text:p text:style-name="P44">cost-reimbursable contracts</text:p>
                    </text:list-item>
                    <text:list-item>
                      <text:p text:style-name="P44">time and material contracts (hybrid)</text:p>
                    </text:list-item>
                  </text:list>
                </text:list-item>
              </text:list>
            </text:list-item>
            <text:list-item>
              <text:p text:style-name="P38">manage contract and vendor compliance</text:p>
              <text:list>
                <text:list-item>
                  <text:p text:style-name="P38">leaders may have to work with vendors to help them understand project operations</text:p>
                </text:list-item>
                <text:list-item>
                  <text:p text:style-name="P38"><text:span text:style-name="T11">v</text:span>endors should be encouraged to ask questions if any parts of the project are unclear, and they should be invited to specific meetings to help them better understand and interact with teams</text:p>
                </text:list-item>
                <text:list-item>
                  <text:p text:style-name="P38">project manager will also have to monitor vendor work to ensure that it complies with project needs and objectives</text:p>
                </text:list-item>
                <text:list-item>
                  <text:p text:style-name="P38">consider the vendor's performance on the scope, quality, schedule, and cost issues included in the contract</text:p>
                </text:list-item>
                <text:list-item>
                  <text:p text:style-name="P38">team should also document how easy (or difficult) the vendor was to work with and how well they met the requirements</text:p>
                </text:list-item>
              </text:list>
            </text:list-item>
          </text:list>
        </text:list-item>
      </text:list>
      <text:p text:style-name="P37"/>
      <text:p text:style-name="P37">Project Scope Management</text:p>
      <text:list xml:id="list3630075177" text:style-name="L13">
        <text:list-item>
          <text:p text:style-name="P40">focuses on defining and controlling what is and is not included in the project</text:p>
        </text:list-item>
        <text:list-item>
          <text:p text:style-name="P41"><text:span text:style-name="T11">p</text:span>roduct scope </text:p>
          <text:list>
            <text:list-item>
              <text:p text:style-name="P41">defines the features and functions that characterize a product, service, or result</text:p>
            </text:list-item>
          </text:list>
        </text:list-item>
        <text:list-item>
          <text:p text:style-name="P41">project scope</text:p>
          <text:list>
            <text:list-item>
              <text:p text:style-name="P41">identifies the work that needs to be accomplished to deliver a product, service, or result with the specified features and functions</text:p>
            </text:list-item>
          </text:list>
        </text:list-item>
        <text:list-item>
          <text:p text:style-name="P41">Preventing Scope Creep</text:p>
          <text:list>
            <text:list-item>
              <text:p text:style-name="P41">need to ensure that extra work is not added to the project unexpectedly</text:p>
            </text:list-item>
            <text:list-item>
              <text:p text:style-name="P41"><text:span text:style-name="T11">s</text:span>cope creep is the growth or change of project requirements</text:p>
            </text:list-item>
            <text:list-item>
              <text:p text:style-name="P41"><text:span text:style-name="T11">s</text:span>cope validation activities are especially important in projects because they help the project team determine whether the project is on track or is expanding beyond its original charter</text:p>
            </text:list-item>
          </text:list>
        </text:list-item>
        <text:list-item>
          <text:p text:style-name="P41">Tools for Scope Control</text:p>
          <text:list>
            <text:list-item>
              <text:p text:style-name="P41">change control system</text:p>
              <text:list>
                <text:list-item>
                  <text:p text:style-name="P41">formal, documented process that describes when and how official project documents may be changed</text:p>
                </text:list-item>
              </text:list>
            </text:list-item>
            <text:list-item>
              <text:p text:style-name="P41"><text:span text:style-name="T11">c</text:span>onfiguration management</text:p>
              <text:list>
                <text:list-item>
                  <text:p text:style-name="P41">ensures that the descriptions of the project's products are correct and complete</text:p>
                </text:list-item>
                <text:list-item>
                  <text:p text:style-name="P41"><text:span text:style-name="T11">c</text:span>hanges to the characteristics of a project must be recorded and reported as a part of configuration management</text:p>
                </text:list-item>
                <text:list-item>
                  <text:p text:style-name="P41"><text:span text:style-name="T11">r</text:span>eplanning</text:p>
                </text:list-item>
                <text:list-item>
                  <text:p text:style-name="P41"><text:span text:style-name="T11">v</text:span>ariance <text:span text:style-name="T11">a</text:span>nalysis</text:p>
                  <text:list>
                    <text:list-item>
                      <text:p text:style-name="P41">project performance measurements are compared with the scope baseline</text:p>
                    </text:list-item>
                    <text:list-item>
                      <text:p text:style-name="P41"><text:soft-page-break/><text:span text:style-name="T11">t</text:span>he project manager is interested in understanding the cause of the variance between the actual project and the baseline</text:p>
                    </text:list-item>
                    <text:list-item>
                      <text:p text:style-name="P41">variance and its cause will help to determine whether corrective action is needed</text:p>
                    </text:list-item>
                  </text:list>
                </text:list-item>
              </text:list>
            </text:list-item>
          </text:list>
        </text:list-item>
        <text:list-item>
          <text:p text:style-name="P41">Importance of Effective Scope Management</text:p>
          <text:list>
            <text:list-item>
              <text:p text:style-name="P41"><text:span text:style-name="T11">i</text:span>mproving the accuracy of time, cost, and resource estimates</text:p>
            </text:list-item>
            <text:list-item>
              <text:p text:style-name="P41"><text:span text:style-name="T11">p</text:span>roviding a baseline for performance measurement and project control</text:p>
            </text:list-item>
            <text:list-item>
              <text:p text:style-name="P41"><text:span text:style-name="T11">h</text:span>elping to communicate clear work responsibilities</text:p>
            </text:list-item>
            <text:list-item>
              <text:p text:style-name="P41"><text:span text:style-name="T11">c</text:span>onfirming a common understanding of the project scope across all stakehol<text:span text:style-name="T11">d</text:span>er groups</text:p>
            </text:list-item>
          </text:list>
        </text:list-item>
      </text:list>
      <text:p text:style-name="P42"/>
      <text:p text:style-name="P42">Collecting Requirements</text:p>
      <text:list xml:id="list2687533970" text:style-name="L14">
        <text:list-item>
          <text:p text:style-name="P43">project team will have to gather and prioritize requirements to ensure that the scope of the <text:span text:style-name="T12">project</text:span> encompasses all of these needs and that the project will meet the most important stakeholders' requirements to their satisfaction</text:p>
        </text:list-item>
        <text:list-item>
          <text:p text:style-name="P45">activities include:</text:p>
          <text:list>
            <text:list-item>
              <text:p text:style-name="P45">conducting interviews, focus groups, or facilitated workshops with select groups of stakeholders</text:p>
            </text:list-item>
            <text:list-item>
              <text:p text:style-name="P45">providing questionnaires and surveys that uncover expectations and help refine requirements</text:p>
            </text:list-item>
            <text:list-item>
              <text:p text:style-name="P45">executing benchmarking comparisons or developing context diagrams that help in eliciting and understanding requirements</text:p>
            </text:list-item>
            <text:list-item>
              <text:p text:style-name="P45">developing prototypes and observing customers interacting with products (or product increments) to uncover unspoken (or even unknown) requirements</text:p>
            </text:list-item>
            <text:list-item>
              <text:p text:style-name="P45">analyzing documentation and reviewing lessons learned from previous projects (or from previous parts of the current project) to expose pitfalls or missing requirements from previous work</text:p>
            </text:list-item>
          </text:list>
        </text:list-item>
      </text:list>
      <text:p text:style-name="P46"/>
      <text:p text:style-name="P46">Project Time Management</text:p>
      <text:list xml:id="list4233456495" text:style-name="L15">
        <text:list-item>
          <text:p text:style-name="P47">Why is it Challenging to Deliver Projects On-Time?</text:p>
          <text:list>
            <text:list-item>
              <text:p text:style-name="P47">any minor deviation from the schedule will be easily seen by many</text:p>
            </text:list-item>
            <text:list-item>
              <text:p text:style-name="P47">added stress can lead to mistakes, which only compounds any scheduling problems that already exist</text:p>
            </text:list-item>
            <text:list-item>
              <text:p text:style-name="P47">time is the project variable with the least flexibility</text:p>
            </text:list-item>
          </text:list>
        </text:list-item>
        <text:list-item>
          <text:p text:style-name="P47">The Importance of Realistic Schedule Goals</text:p>
          <text:list>
            <text:list-item>
              <text:p text:style-name="P47">participants can avoid unrealistic schedules by incorporating buffers or additional resources into the project schedule</text:p>
            </text:list-item>
            <text:list-item>
              <text:p text:style-name="P47">process:</text:p>
              <text:list>
                <text:list-item>
                  <text:p text:style-name="P47">examine the schedule information in the project charter and the milestone chart from the Initiating stage</text:p>
                </text:list-item>
                <text:list-item>
                  <text:p text:style-name="P47">develop a more-detailed schedule. Be sure to involve the people who will do the work to help plan the work.</text:p>
                </text:list-item>
                <text:list-item>
                  <text:p text:style-name="P51"><text:span text:style-name="T12">obtain the approval of the project stakeholders</text:span></text:p>
                </text:list-item>
              </text:list>
            </text:list-item>
          </text:list>
        </text:list-item>
        <text:list-item>
          <text:p text:style-name="P51">The Importance of Disciplined Schedule Enforcement</text:p>
          <text:list>
            <text:list-item>
              <text:p text:style-name="P51"><text:span text:style-name="T12">s</text:span>etting firm dates for key deliverables can help to minimize project changes</text:p>
            </text:list-item>
            <text:list-item>
              <text:p text:style-name="P51"><text:span text:style-name="T12">it</text:span> is especially important to avoid poor instructions and bad communication</text:p>
            </text:list-item>
            <text:list-item>
              <text:p text:style-name="P51"><text:span text:style-name="T12">t</text:span>eam members usually do not like to admit that they are falling behind schedule</text:p>
            </text:list-item>
          </text:list>
        </text:list-item>
      </text:list>
      <text:p text:style-name="P52"/>
      <text:p text:style-name="P52">Schedule Compression</text:p>
      <text:list xml:id="list2084609426" text:style-name="L17">
        <text:list-item>
          <text:p text:style-name="P53">Fast tracking</text:p>
          <text:list>
            <text:list-item>
              <text:p text:style-name="P53">allows project activities that would normally be done in sequence to be run simultaneously</text:p>
            </text:list-item>
            <text:list-item>
              <text:p text:style-name="P53"><text:soft-page-break/>Examples of fast tracking include:</text:p>
              <text:list>
                <text:list-item>
                  <text:p text:style-name="P53">using a prototype to begin testing for quality control problems instead of waiting for the final product to be completed</text:p>
                </text:list-item>
                <text:list-item>
                  <text:p text:style-name="P53">ordering the material that a construction crew expects to need before a new building's design is finished</text:p>
                </text:list-item>
              </text:list>
            </text:list-item>
            <text:list-item>
              <text:p text:style-name="P53">practitioners will need to look at the dependencies among activities and determine which ones can be overlapped</text:p>
            </text:list-item>
          </text:list>
        </text:list-item>
        <text:list-item>
          <text:p text:style-name="P48">Crashing</text:p>
          <text:list>
            <text:list-item>
              <text:p text:style-name="P48">adding resources to help complete important project activities</text:p>
            </text:list-item>
            <text:list-item>
              <text:p text:style-name="P48">Examples of crashing a project schedule include:</text:p>
              <text:list>
                <text:list-item>
                  <text:p text:style-name="P48">paying for the expedited delivery of supplies or other materials needed for a project</text:p>
                </text:list-item>
                <text:list-item>
                  <text:p text:style-name="P48">increasing overtime for project employees or subcontracting to add resources to the project</text:p>
                </text:list-item>
              </text:list>
            </text:list-item>
            <text:list-item>
              <text:p text:style-name="P48">will almost always result in increased costs and risks</text:p>
            </text:list-item>
            <text:list-item>
              <text:p text:style-name="P48">best practices</text:p>
              <text:list>
                <text:list-item>
                  <text:p text:style-name="P48">how much each activity costs under its normal time</text:p>
                </text:list-item>
                <text:list-item>
                  <text:p text:style-name="P48">the shortest possible activity times (i.e., maximum crashing), and</text:p>
                </text:list-item>
                <text:list-item>
                  <text:p text:style-name="P48">activity costs under maximum crashing</text:p>
                </text:list-item>
              </text:list>
            </text:list-item>
          </text:list>
        </text:list-item>
        <text:list-item>
          <text:p text:style-name="P53"><text:span text:style-name="T12">t</text:span>hese scheduling techniques will be successful only if they are applied to activities on the project's critical path</text:p>
        </text:list-item>
      </text:list>
      <text:p text:style-name="P52"/>
      <text:p text:style-name="P52">Three-point Estimating</text:p>
      <text:list xml:id="list3972238565" text:style-name="L18">
        <text:list-item>
          <text:p text:style-name="P54">to estimate how long a project will take or to determine its <text:span text:style-name="T12">e</text:span>xpected end date</text:p>
        </text:list-item>
        <text:list-item>
          <text:p text:style-name="P54">averages three scenarios to improves the accuracy of estimates when the underlying tasks or components are uncertain</text:p>
        </text:list-item>
        <text:list-item>
          <text:p text:style-name="P49">triangular</text:p>
          <text:list>
            <text:list-item>
              <text:p text:style-name="P49">(optimistic + most likely + pessimistic) / 3</text:p>
            </text:list-item>
          </text:list>
        </text:list-item>
        <text:list-item>
          <text:p text:style-name="P49">beta</text:p>
          <text:list>
            <text:list-item>
              <text:p text:style-name="P49">(optimistic + 4 * most likely + pessimistic) / 6</text:p>
            </text:list-item>
          </text:list>
        </text:list-item>
        <text:list-item>
          <text:p text:style-name="P49">can use standard deviation to create a confidence factor (percentage ) <text:s/>or interval (range)</text:p>
        </text:list-item>
      </text:list>
      <text:p text:style-name="P46"/>
      <text:p text:style-name="P46">Project Time Management Barriers and How to Handle Them</text:p>
      <text:list xml:id="list4278447987" text:style-name="L19">
        <text:list-item>
          <text:p text:style-name="P50">A Lot of Small Delays</text:p>
        </text:list-item>
        <text:list-item>
          <text:p text:style-name="P50">The Noncooperative Team Member</text:p>
        </text:list-item>
        <text:list-item>
          <text:p text:style-name="P50">The Remote Team Member Who Doesn't Communicate</text:p>
        </text:list-item>
        <text:list-item>
          <text:p text:style-name="P50">The Client or Vendor Who Doesn't Communicate</text:p>
        </text:list-item>
        <text:list-item>
          <text:p text:style-name="P50">Task Uncertainties</text:p>
        </text:list-item>
        <text:list-item>
          <text:p text:style-name="P50">"Hurry up and wait" and "Wait and hurry up" Situation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4T17:05:43.371079150</meta:creation-date>
    <dc:date>2021-08-14T19:13:24.094163496</dc:date>
    <meta:editing-duration>PT2M44S</meta:editing-duration>
    <meta:editing-cycles>3</meta:editing-cycles>
    <meta:generator>LibreOffice/6.4.7.2$Linux_X86_64 LibreOffice_project/40$Build-2</meta:generator>
    <meta:document-statistic meta:table-count="0" meta:image-count="0" meta:object-count="0" meta:page-count="11" meta:paragraph-count="380" meta:word-count="4780" meta:character-count="27815" meta:non-whitespace-character-count="23763"/>
  </office:meta>
</office:document-meta>
</file>